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Params.setIgnoreGeneratedIndex( boolean ignoreGenerated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rams.setEventCount( int iter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rams.getThread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rams.isEventInheri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rams.getTes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rams.getTes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rams.setSubscriberCount( int subscribe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rams.isIgnoreGenerated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estParams.setTestNumber( int test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rams.setPublisherCount( int publishe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rams.setEventInheritance( boolean eventInheri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rams.getEven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rams.getSubscrib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rams.getPublish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rams.setTestClasses( ArrayList &lt; Class &lt; ? extends Test &gt; &gt; test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rams.setThreadMode( ThreadMode thread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